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4c10b"/>
    </style:style>
    <style:style style:name="P2" style:family="paragraph" style:parent-style-name="Text_20_body">
      <style:text-properties fo:font-variant="normal" fo:text-transform="none" fo:color="#000000" style:font-name="Open Sans" fo:font-size="10.5pt" fo:letter-spacing="normal" fo:font-style="normal" fo:font-weight="normal" officeooo:paragraph-rsid="0014c10b"/>
    </style:style>
    <style:style style:name="P3" style:family="paragraph" style:parent-style-name="Heading_20_3">
      <style:text-properties officeooo:rsid="0014c10b" officeooo:paragraph-rsid="0014c10b"/>
    </style:style>
    <style:style style:name="T1" style:family="text">
      <style:text-properties officeooo:rsid="0014c1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ER <text:span text:style-name="T1">1</text:span></text:h>
      <text:h text:style-name="Heading_20_2" text:outline-level="2">HEADER 2</text:h>
      <text:h text:style-name="P3" text:outline-level="3">HEADER 3</text:h>
      <text:p text:style-name="P1"/>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1:16:59.299316154</meta:creation-date>
    <dc:date>2016-12-20T11:17:45.199472102</dc:date>
    <meta:editing-duration>PT46S</meta:editing-duration>
    <meta:editing-cycles>1</meta:editing-cycles>
    <meta:document-statistic meta:table-count="0" meta:image-count="0" meta:object-count="0" meta:page-count="1" meta:paragraph-count="5" meta:word-count="75" meta:character-count="470" meta:non-whitespace-character-count="398"/>
    <meta:generator>LibreOffice/5.1.4.2$Linux_X86_64 LibreOffice_project/10m0$Build-2</meta:generator>
  </office:meta>
</office:document-meta>
</file>